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06440b" officeooo:paragraph-rsid="0006440b" style:font-weight-asian="bold" style:font-weight-complex="bold"/>
    </style:style>
    <style:style style:name="P2" style:family="paragraph" style:parent-style-name="Header">
      <style:text-properties officeooo:paragraph-rsid="0006440b"/>
    </style:style>
    <style:style style:name="P3" style:family="paragraph" style:parent-style-name="Heading_20_3">
      <style:paragraph-properties fo:text-align="center" style:justify-single-word="false"/>
      <style:text-properties fo:font-weight="bold" officeooo:rsid="0006440b" officeooo:paragraph-rsid="0006440b" style:font-weight-asian="bold" style:font-weight-complex="bold"/>
    </style:style>
    <style:style style:name="P4" style:family="paragraph" style:parent-style-name="Standard">
      <style:text-properties officeooo:rsid="000546b8" officeooo:paragraph-rsid="000546b8"/>
    </style:style>
    <style:style style:name="P5" style:family="paragraph" style:parent-style-name="Standard">
      <style:paragraph-properties fo:line-height="200%"/>
      <style:text-properties officeooo:rsid="000546b8" officeooo:paragraph-rsid="000546b8"/>
    </style:style>
    <style:style style:name="P6" style:family="paragraph" style:parent-style-name="Standard">
      <style:paragraph-properties fo:break-before="page"/>
      <style:text-properties fo:font-weight="bold" officeooo:rsid="000546b8" officeooo:paragraph-rsid="000546b8" style:font-weight-asian="bold" style:font-weight-complex="bold"/>
    </style:style>
    <style:style style:name="P7" style:family="paragraph" style:parent-style-name="Standard" style:master-page-name="First_20_Page">
      <style:paragraph-properties fo:text-align="center" style:justify-single-word="false" style:page-number="auto"/>
      <style:text-properties fo:font-weight="bold" officeooo:rsid="000546b8" officeooo:paragraph-rsid="000546b8" style:font-weight-asian="bold" style:font-weight-complex="bold"/>
    </style:style>
    <style:style style:name="P8" style:family="paragraph" style:parent-style-name="Standard">
      <style:paragraph-properties fo:text-align="center" style:justify-single-word="false"/>
      <style:text-properties fo:font-weight="bold" officeooo:rsid="000546b8" officeooo:paragraph-rsid="000546b8" style:font-weight-asian="bold" style:font-weight-complex="bold"/>
    </style:style>
    <style:style style:name="P9" style:family="paragraph" style:parent-style-name="Standard">
      <style:paragraph-properties fo:text-align="center" style:justify-single-word="false"/>
      <style:text-properties fo:font-weight="bold" officeooo:rsid="0006440b" officeooo:paragraph-rsid="0006440b" style:font-weight-asian="bold" style:font-weight-complex="bold"/>
    </style:style>
    <style:style style:name="P10" style:family="paragraph" style:parent-style-name="Standard">
      <style:paragraph-properties fo:line-height="200%"/>
      <style:text-properties officeooo:rsid="0006440b" officeooo:paragraph-rsid="0006440b"/>
    </style:style>
    <style:style style:name="P11" style:family="paragraph" style:parent-style-name="Standard">
      <style:paragraph-properties fo:line-height="200%"/>
      <style:text-properties fo:font-weight="normal" officeooo:rsid="0006440b" officeooo:paragraph-rsid="0006440b" style:font-weight-asian="normal" style:font-weight-complex="normal"/>
    </style:style>
    <style:style style:name="P12" style:family="paragraph" style:parent-style-name="Standard">
      <style:paragraph-properties fo:text-align="center" style:justify-single-word="false"/>
      <style:text-properties fo:font-weight="normal" officeooo:rsid="0006440b" officeooo:paragraph-rsid="0006440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440b" style:font-weight-asian="normal" style:font-weight-complex="normal"/>
    </style:style>
    <style:style style:name="T3" style:family="text">
      <style:text-properties officeooo:rsid="0006440b"/>
    </style:style>
    <style:style style:name="T4" style:family="text">
      <style:text-properties fo:background-color="#ffff00" loext:char-shading-value="0"/>
    </style:style>
    <style:style style:name="T5" style:family="text">
      <style:text-properties fo:background-color="#ffff00" loext:char-shading-value="0"/>
    </style:style>
    <style:style style:name="T6"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
      <text:p text:style-name="P8"/>
      <text:p text:style-name="P8"/>
      <text:p text:style-name="P8"/>
      <text:p text:style-name="P8"/>
      <text:p text:style-name="P8"/>
      <text:p text:style-name="P8"/>
      <text:p text:style-name="P8"/>
      <text:p text:style-name="P8"/>
      <text:p text:style-name="P8"/>
      <text:p text:style-name="P9">Project 3 </text:p>
      <text:h text:style-name="P3" text:outline-level="3"><text:span text:style-name="Strong_20_Emphasis">Sprint Review and Retrospective</text:span></text:h>
      <text:p text:style-name="P1"><text:span text:style-name="Strong_20_Emphasis"/></text:p>
      <text:p text:style-name="P12">Carlos Affonso</text:p>
      <text:p text:style-name="P12">Southern New Hampshire University</text:p>
      <text:p text:style-name="P12">CS-250-T3288 Software Development Lifecycle 23EW3</text:p>
      <text:p text:style-name="P12">Professor Haruka Konishi</text:p>
      <text:p text:style-name="P12">February 19 2023</text:p>
      <text:p text:style-name="P6">Demonstrate how the various roles on your Scrum-agile Team specifically contributed to the success of the SNHU Travel project.</text:p>
      <text:p text:style-name="P4"><text:tab/></text:p>
      <text:p text:style-name="P5"><text:tab/>A scrum-agile approach is able to accomplish the same as a waterfall but in a much more flexible and developing manner. What I mean is that a waterfall approach is a defined deliverable process, in which a team knows exactly the challenges, costs and time spent. This way, a team is able to follow an A to B process. A wrench is thrown however when you have to do any project with any sort of ambiguity. Suddenly, estimates are wildly off because of this ambiguity, and not only that, if one thing changes, the waterfall approach is too inflexible. A scrum-agile approach, and specifically, its various roles, fixes many of these issues. Starting from the top:</text:p>
      <text:p text:style-name="P5"/>
      <text:p text:style-name="P5">1. Product Owner:</text:p>
      <text:p text:style-name="P5"><text:line-break/><text:tab/> The Product Owner keeps the goals of the product in mind. They are the leader that makes sure everyone is working toward creating something customers/stakeholders are requesting. Alongside the scrum master, the product owner makes sure communication is established and continuous throughout the entire development process. This is extremely important in a team, and I can think of a case like when customer needs changed halfway through developing the travel program, and the product owner let us know the necessary changes that had to be made. In a waterfall approach, this would be a costly thing, but with open communication channels, it took me an hour.</text:p>
      <text:p text:style-name="P5"/>
      <text:p text:style-name="P5"/>
      <text:p text:style-name="P5">2. Scrum Master:</text:p>
      <text:p text:style-name="P5"/>
      <text:p text:style-name="P5"><text:soft-page-break/><text:tab/>The scrum master keeps the wheel turning, in an agile way. The scrum master makes sure the team is communicating, working together with the product owner, and they constantly try to improve this communication with the team. Their role has a lot of overlap with the product owner, and the main difference being that the scrum master takes the vision of the product owner and builds a sprint together with the development team.</text:p>
      <text:p text:style-name="P5"/>
      <text:p text:style-name="P5">3. Development Team:</text:p>
      <text:p text:style-name="P5"><text:tab/>The development team is the meat and bones of the entire operation. They perform most of the work, they form sprints, discuss work, then complete said work. For the particular projects, I was part of the development team, and my one takeaway from being on the development team is that having a sprint together with a discussion with other development members made my own work that much clearer, as opposed to being confused over what approach I should be taking for a particular task. I think of creating and uploading images to the travel program. Having the user stories backing up what I needed to do made that work very clear in my head of what exactly I should be doing.</text:p>
      <text:p text:style-name="P5"/>
      <text:p text:style-name="P5"><text:span text:style-name="Strong_20_Emphasis">Demonstrate your ability to communicate effectively with your team by providing samples of your communication</text:span></text:p>
      <text:p text:style-name="P5"><text:span text:style-name="Strong_20_Emphasis"/></text:p>
      <text:p text:style-name="P5"><text:span text:style-name="Strong_20_Emphasis"><text:tab/></text:span><text:span text:style-name="Strong_20_Emphasis"><text:span text:style-name="T1">During the project where I was assigned to a group and we had to simulate an agile team, I chose to be the Scrum Master. This would entail me making sure that the team kept open communication and kept things “agile”. This manifested mainly in the form of making sure the team understood what they were doing, and signing off on anything the product owner wanting to do. Not only that, I organized daily stand-ups and implemented a Poker style approach to discussions, where the team uses a unique method to prioritize method.</text:span></text:span></text:p>
      <text:p text:style-name="P5"><text:soft-page-break/></text:p>
      <text:p text:style-name="P5"><text:span text:style-name="Strong_20_Emphasis">Evaluate the organizational tools and Scrum-agile principles that helped your team be successful</text:span>.</text:p>
      <text:p text:style-name="P5"/>
      <text:p text:style-name="P10">We didn’t use any particular scrum/agile oriented tools, but in the case of agile principles, I felt the use of test cases really helped me develop my own programming. Test cases allows someone to look at a program through all different angles, and in particular, finding bugs that otherwise I would not have found had I not learned about test cases through this course.</text:p>
      <text:p text:style-name="P10"><text:span text:style-name="Strong_20_Emphasis">Assess the effectiveness of the Scrum-agile approach for the SNHU Travel project</text:span>.</text:p>
      <text:p text:style-name="P11">I felt that the Scrum-agile approach was effective for this project, solely because this was a customer facing software. This is important because they’d be the ones using this software, and so their constant feedback was very important, which is a hallmark of being agile. The pros of using Agile during this was that I was able to custom tailor my code to precisely what was needed, and if theoretically we went further, and I had missed the mark, I could go back and further refine my code based on user stories. As of the moment, I can’t think of a consequence as a developer for using agile, as I vastly enjoyed it.</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6440b"/>
    </style:style>
    <style:style style:name="MT1" style:family="text">
      <style:text-properties fo:font-weight="normal" officeooo:rsid="0006440b" style:font-weight-asian="normal" style:font-weight-complex="normal"/>
    </style:style>
    <style:style style:name="MT2" style:family="text">
      <style:text-properties fo:background-color="transparent" loext:char-shading-value="0"/>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Strong_20_Emphasis"><text:span text:style-name="MT1">Sprint Review and Retrospective</text:span></text:span><text:tab/><text:tab/><text:span text:style-name="MT2"><text:page-number text:select-page="current">2</text:page-number></text:span></text:p>
      </style:header>
    </style:master-page>
    <style:master-page style:name="First_20_Page" style:display-name="First Page" style:page-layout-name="Mpm1" style:next-style-name="Standard">
      <style:header>
        <text:p text:style-name="Header"><text:tab/><text:tab/><text:page-number text:select-page="current">1</text:page-number></text:p>
      </style:header>
    </style:master-page>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1T14:31:43.434556856</meta:creation-date>
    <dc:date>2023-02-21T18:06:57.654258022</dc:date>
    <meta:editing-duration>PT3H35M14S</meta:editing-duration>
    <meta:editing-cycles>2</meta:editing-cycles>
    <meta:generator>LibreOffice/7.4.5.1$Linux_X86_64 LibreOffice_project/40$Build-1</meta:generator>
    <meta:document-statistic meta:table-count="0" meta:image-count="0" meta:object-count="0" meta:page-count="4" meta:paragraph-count="24" meta:word-count="783" meta:character-count="4620" meta:non-whitespace-character-count="3848"/>
  </office:meta>
</office:document-meta>
</file>